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roid Sans" fo:font-size="11pt" officeooo:rsid="000c0d40" officeooo:paragraph-rsid="000c0d40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Droid Sans" fo:font-size="11pt" officeooo:rsid="000c0d40" officeooo:paragraph-rsid="000c0d40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Droid Sans" fo:font-size="11pt" officeooo:rsid="000c0d40" officeooo:paragraph-rsid="001267e1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Droid Sans" fo:font-size="11pt" officeooo:rsid="000c0d40" officeooo:paragraph-rsid="00156074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Droid Sans" fo:font-size="11pt" officeooo:rsid="000c0d40" officeooo:paragraph-rsid="0015ac8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Droid Sans" fo:font-size="11pt" officeooo:rsid="0015ac8d" officeooo:paragraph-rsid="0015ac8d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Droid Sans" fo:font-size="11pt" fo:font-weight="bold" officeooo:rsid="00187f7d" officeooo:paragraph-rsid="00187f7d" style:font-size-asian="11pt" style:font-weight-asian="bold" style:font-size-complex="11pt" style:font-weight-complex="bold"/>
    </style:style>
    <style:style style:name="T1" style:family="text">
      <style:text-properties officeooo:rsid="000dd084"/>
    </style:style>
    <style:style style:name="T2" style:family="text">
      <style:text-properties fo:font-weight="bold" officeooo:rsid="000dd084" style:font-weight-asian="bold" style:font-weight-complex="bold"/>
    </style:style>
    <style:style style:name="T3" style:family="text">
      <style:text-properties fo:font-weight="bold" officeooo:rsid="000f59f5" style:font-weight-asian="bold" style:font-weight-complex="bold"/>
    </style:style>
    <style:style style:name="T4" style:family="text">
      <style:text-properties fo:font-weight="bold" officeooo:rsid="00144ac9" style:font-weight-asian="bold" style:font-weight-complex="bold"/>
    </style:style>
    <style:style style:name="T5" style:family="text">
      <style:text-properties fo:font-weight="normal" officeooo:rsid="000dd084" style:font-weight-asian="normal" style:font-weight-complex="normal"/>
    </style:style>
    <style:style style:name="T6" style:family="text">
      <style:text-properties fo:font-weight="normal" officeooo:rsid="00144ac9" style:font-weight-asian="normal" style:font-weight-complex="normal"/>
    </style:style>
    <style:style style:name="T7" style:family="text">
      <style:text-properties officeooo:rsid="001267e1"/>
    </style:style>
    <style:style style:name="T8" style:family="text">
      <style:text-properties officeooo:rsid="00144ac9"/>
    </style:style>
    <style:style style:name="T9" style:family="text">
      <style:text-properties officeooo:rsid="0015ac8d"/>
    </style:style>
    <style:style style:name="T10" style:family="text">
      <style:text-properties officeooo:rsid="00187f7d"/>
    </style:style>
    <style:style style:name="T11" style:family="text">
      <style:text-properties officeooo:rsid="001bfe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á, __ de marzo de 2017</text:p>
      <text:p text:style-name="P4">Al Honorable Concejo Deliberante</text:p>
      <text:p text:style-name="P4">de la Ciudad de Paraná: </text:p>
      <text:p text:style-name="P2"/>
      <text:p text:style-name="P3"><text:tab/>Los integrantes del Grupo de Usuarios de GNU/Linux Paraná (“Linux User Group Paraná”, o “LUG Paraná”), <text:span text:style-name="T1">una agrupación </text:span><text:span text:style-name="T2">sin fines de lucro</text:span><text:span text:style-name="T5"> cuyos miembros somos entusiastas y difusores de </text:span><text:span text:style-name="T2">sistemas, software </text:span><text:span text:style-name="T3">y</text:span><text:span text:style-name="T2"> hardware libre, y su filosofía</text:span><text:span text:style-name="T5">, </text:span>tenemos el agrado de dirigirnos a ese cuerpo deliberante a fin de interesarlos por la pr<text:span text:style-name="T7">ó</text:span>xima realización <text:span text:style-name="T1">del FESTIVAL LATINOAMERICÁNO DE INSTALACIÓN DE SOFTWARE LIBRE (“FLISoL”), un </text:span>evento anual <text:span text:style-name="T10">que venimos desarrollando de manera ininterrumpida durante los últimos 4 años, cuyo contenido es de interés para la comunidad científica, educativa y cultural, además de público en general.</text:span></text:p>
      <text:p text:style-name="P5"><text:tab/><text:span text:style-name="T8">FLISoL es un evento cultural, </text:span><text:span text:style-name="T4">libre y gratuito</text:span><text:span text:style-name="T6">,</text:span><text:span text:style-name="T4"> </text:span><text:span text:style-name="T8">que se realiza el cuarto sábado de abril, en forma simultanea, en varias localidades (sedes) de toda Latinoamérica (En 2016, en Argentina fueron 39 las sedes informadas). Los organizadores invitamos a la comunidad toda a que se acerque con sus equipos o dispositivos informáticos para que los integrantes del LUG Paraná y otros colaboradores instalemos Software Libre de su necesidad. Paralelamente, se realizan demostraciones y charlas filosóficas y técnicas de interés, con la finalidad de despertar entusiasmo en los asistentes, y vincular acciones que impulsen el uso de Software Libre.</text:span></text:p>
      <text:p text:style-name="P5"><text:tab/>Dado que en anteriores ocasiones, en diferentes distritos en los que se lleva a cabo FLIS<text:span text:style-name="T9">o</text:span>L, se ha contado con el apoyo oficial mediante la declaración de “Interés Cultural y Educativo” de este evento es que solicitamos se contemple la posibilidad de que el mismo sea declarado de “Interés Municipal”. <text:span text:style-name="T9">Así mismo, invitamos a todos los miembros del cuerpo a concurrir, conocer el evento, y sobre LUG Paraná y los proyectos que han surgido desde el grupo.</text:span></text:p>
      <text:p text:style-name="P5"/>
      <text:p text:style-name="P6"><text:tab/>Se adjunta a la presente nota, la declaración de interés cultural de las ediciones 2015 y 2016 por parte del Ministerio de Cultura de la Nación. También, adjuntamos una serie de preguntas y respuestas para facilitar el entendimiento de los <text:span text:style-name="T10">términos</text:span> “Software Libre”, “LUG Paraná” y “FLISoL”.</text:p>
      <text:p text:style-name="P6"/>
      <text:p text:style-name="P5"/>
      <text:p text:style-name="P7">Datos de la realización del evento:</text:p>
      <text:p text:style-name="P2">Fecha: <text:tab/><text:tab/><text:tab/><text:span text:style-name="T10">sábado </text:span>22 de abril de 2017</text:p>
      <text:p text:style-name="P2"><text:span text:style-name="T10">L</text:span>ugar: <text:tab/><text:tab/><text:tab/>Salón <text:span text:style-name="T10">AGMER</text:span> <text:span text:style-name="T11">(Laprida 136, Paraná)</text:span></text:p>
      <text:p text:style-name="P2">Horario:<text:tab/><text:tab/><text:span text:style-name="T10">10:00 horas</text:span> a 1<text:span text:style-name="T10">8:00 hor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1:46:07.963084000</meta:creation-date>
    <dc:date>2017-03-10T11:07:37.429852737</dc:date>
    <meta:editing-duration>PT41M7S</meta:editing-duration>
    <meta:editing-cycles>5</meta:editing-cycles>
    <meta:generator>LibreOffice/5.2.6.2$Linux_X86_64 LibreOffice_project/20$Build-2</meta:generator>
    <meta:document-statistic meta:table-count="0" meta:image-count="0" meta:object-count="0" meta:page-count="1" meta:paragraph-count="11" meta:word-count="356" meta:character-count="2241" meta:non-whitespace-character-count="1884"/>
  </office:meta>
</office:document-meta>
</file>